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9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0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1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2" style:family="paragraph" style:parent-style-name="Text_20_body">
      <style:text-properties fo:font-weight="bold" officeooo:paragraph-rsid="00bc9323" style:font-weight-asian="bold" style:font-weight-complex="bold"/>
    </style:style>
    <style:style style:name="P113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4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5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6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7" style:family="paragraph" style:parent-style-name="Text_20_body">
      <style:text-properties officeooo:paragraph-rsid="001fe097"/>
    </style:style>
    <style:style style:name="P118" style:family="paragraph" style:parent-style-name="Text_20_body">
      <style:text-properties officeooo:rsid="001fe097" officeooo:paragraph-rsid="001fe097"/>
    </style:style>
    <style:style style:name="P119" style:family="paragraph" style:parent-style-name="Text_20_body">
      <style:text-properties officeooo:rsid="00447e98" officeooo:paragraph-rsid="00447e98"/>
    </style:style>
    <style:style style:name="P120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1" style:family="paragraph" style:parent-style-name="Text_20_body">
      <style:text-properties officeooo:rsid="004671d4" officeooo:paragraph-rsid="004671d4"/>
    </style:style>
    <style:style style:name="P122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3" style:family="paragraph" style:parent-style-name="Text_20_body">
      <style:text-properties officeooo:rsid="0047c3a4" officeooo:paragraph-rsid="0047c3a4"/>
    </style:style>
    <style:style style:name="P124" style:family="paragraph" style:parent-style-name="Text_20_body">
      <style:text-properties officeooo:rsid="005ea977" officeooo:paragraph-rsid="00609b51"/>
    </style:style>
    <style:style style:name="P125" style:family="paragraph" style:parent-style-name="Text_20_body">
      <style:text-properties officeooo:rsid="005ea977" officeooo:paragraph-rsid="0068dc67"/>
    </style:style>
    <style:style style:name="P126" style:family="paragraph" style:parent-style-name="Text_20_body">
      <style:text-properties officeooo:rsid="005ea977" officeooo:paragraph-rsid="0068f0fa"/>
    </style:style>
    <style:style style:name="P127" style:family="paragraph" style:parent-style-name="Text_20_body">
      <style:text-properties officeooo:rsid="005ea977" officeooo:paragraph-rsid="006a11e8"/>
    </style:style>
    <style:style style:name="P128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9" style:family="paragraph" style:parent-style-name="Text_20_body">
      <style:text-properties style:text-underline-style="none" officeooo:rsid="00bdee48" officeooo:paragraph-rsid="00bdee48"/>
    </style:style>
    <style:style style:name="P130" style:family="paragraph" style:parent-style-name="Text_20_body">
      <style:text-properties style:text-underline-style="none" officeooo:rsid="0097dc89" officeooo:paragraph-rsid="00b06f6e"/>
    </style:style>
    <style:style style:name="P131" style:family="paragraph" style:parent-style-name="Text_20_body">
      <style:text-properties officeooo:rsid="0087c024" officeooo:paragraph-rsid="0087c024"/>
    </style:style>
    <style:style style:name="P132" style:family="paragraph" style:parent-style-name="Text_20_body">
      <style:text-properties officeooo:rsid="00a618b9" officeooo:paragraph-rsid="00a618b9"/>
    </style:style>
    <style:style style:name="P133" style:family="paragraph" style:parent-style-name="Text_20_body">
      <style:text-properties officeooo:rsid="00a120fc" officeooo:paragraph-rsid="00a120fc"/>
    </style:style>
    <style:style style:name="P134" style:family="paragraph" style:parent-style-name="Text_20_body">
      <style:text-properties officeooo:rsid="00a81be2" officeooo:paragraph-rsid="00a93696"/>
    </style:style>
    <style:style style:name="P135" style:family="paragraph" style:parent-style-name="Text_20_body">
      <style:text-properties officeooo:paragraph-rsid="00507e69"/>
    </style:style>
    <style:style style:name="P136" style:family="paragraph" style:parent-style-name="Text_20_body">
      <style:text-properties officeooo:rsid="00ac4309" officeooo:paragraph-rsid="00a93696"/>
    </style:style>
    <style:style style:name="P137" style:family="paragraph" style:parent-style-name="Text_20_body">
      <style:text-properties officeooo:rsid="00ae2d86" officeooo:paragraph-rsid="00a93696"/>
    </style:style>
    <style:style style:name="P138" style:family="paragraph" style:parent-style-name="Text_20_body">
      <style:text-properties officeooo:rsid="00b0cc9b" officeooo:paragraph-rsid="00b0cc9b"/>
    </style:style>
    <style:style style:name="P139" style:family="paragraph" style:parent-style-name="Text_20_body">
      <style:text-properties officeooo:rsid="00ab27f3" officeooo:paragraph-rsid="00ab27f3"/>
    </style:style>
    <style:style style:name="P140" style:family="paragraph" style:parent-style-name="Text_20_body">
      <style:text-properties officeooo:rsid="00a73a70" officeooo:paragraph-rsid="00a73a70"/>
    </style:style>
    <style:style style:name="P141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2" style:family="paragraph" style:parent-style-name="Heading_20_3">
      <style:text-properties officeooo:rsid="006dea20" officeooo:paragraph-rsid="006dea20"/>
    </style:style>
    <style:style style:name="P143" style:family="paragraph" style:parent-style-name="Heading_20_3">
      <style:text-properties officeooo:paragraph-rsid="0087a4f3"/>
    </style:style>
    <style:style style:name="P144" style:family="paragraph" style:parent-style-name="Heading_20_3">
      <style:text-properties officeooo:rsid="00447e98" officeooo:paragraph-rsid="00447e98"/>
    </style:style>
    <style:style style:name="P145" style:family="paragraph" style:parent-style-name="Text_20_body">
      <style:text-properties officeooo:rsid="00b69f40" officeooo:paragraph-rsid="00b69f40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b06f6e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edb5a" style:font-weight-asian="bold" style:font-weight-complex="bold"/>
    </style:style>
    <style:style style:name="T49" style:family="text">
      <style:text-properties fo:font-weight="bold" officeooo:rsid="003cbbeb" style:font-weight-asian="bold" style:font-weight-complex="bold"/>
    </style:style>
    <style:style style:name="T50" style:family="text">
      <style:text-properties fo:font-weight="bold" officeooo:rsid="002fff7d" style:font-weight-asian="bold" style:font-weight-complex="bold"/>
    </style:style>
    <style:style style:name="T51" style:family="text">
      <style:text-properties fo:font-weight="bold" officeooo:rsid="00829edc" style:font-weight-asian="bold" style:font-weight-complex="bold"/>
    </style:style>
    <style:style style:name="T52" style:family="text">
      <style:text-properties fo:font-weight="bold" officeooo:rsid="0085a84a" style:font-weight-asian="bold" style:font-weight-complex="bold"/>
    </style:style>
    <style:style style:name="T53" style:family="text">
      <style:text-properties fo:font-weight="bold" officeooo:rsid="008710da" style:font-weight-asian="bold" style:font-weight-complex="bold"/>
    </style:style>
    <style:style style:name="T54" style:family="text">
      <style:text-properties fo:font-weight="bold" officeooo:rsid="00af3677" style:font-weight-asian="bold" style:font-weight-complex="bold"/>
    </style:style>
    <style:style style:name="T55" style:family="text">
      <style:text-properties officeooo:rsid="0017fd55"/>
    </style:style>
    <style:style style:name="T56" style:family="text">
      <style:text-properties officeooo:rsid="00197232"/>
    </style:style>
    <style:style style:name="T57" style:family="text">
      <style:text-properties officeooo:rsid="001a1df8"/>
    </style:style>
    <style:style style:name="T58" style:family="text">
      <style:text-properties officeooo:rsid="001be258"/>
    </style:style>
    <style:style style:name="T59" style:family="text">
      <style:text-properties officeooo:rsid="001dbf4c"/>
    </style:style>
    <style:style style:name="T60" style:family="text">
      <style:text-properties officeooo:rsid="0021e8a6"/>
    </style:style>
    <style:style style:name="T61" style:family="text">
      <style:text-properties officeooo:rsid="0022842d"/>
    </style:style>
    <style:style style:name="T62" style:family="text">
      <style:text-properties officeooo:rsid="00244e39"/>
    </style:style>
    <style:style style:name="T63" style:family="text">
      <style:text-properties officeooo:rsid="0025867b"/>
    </style:style>
    <style:style style:name="T64" style:family="text">
      <style:text-properties officeooo:rsid="002edb5a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2fff7d" style:font-weight-asian="normal" style:font-weight-complex="normal"/>
    </style:style>
    <style:style style:name="T67" style:family="text">
      <style:text-properties fo:font-weight="normal" officeooo:rsid="003cbbeb" style:font-weight-asian="normal" style:font-weight-complex="normal"/>
    </style:style>
    <style:style style:name="T68" style:family="text">
      <style:text-properties fo:font-weight="normal" officeooo:rsid="00514f0e" style:font-weight-asian="normal" style:font-weight-complex="normal"/>
    </style:style>
    <style:style style:name="T69" style:family="text">
      <style:text-properties fo:font-weight="normal" officeooo:rsid="00a145c2" style:font-weight-asian="normal" style:font-weight-complex="normal"/>
    </style:style>
    <style:style style:name="T70" style:family="text">
      <style:text-properties fo:font-weight="normal" officeooo:rsid="00b0e5a4" style:font-weight-asian="normal" style:font-weight-complex="normal"/>
    </style:style>
    <style:style style:name="T71" style:family="text">
      <style:text-properties fo:font-weight="normal" officeooo:rsid="00507e69" style:font-weight-asian="normal" style:font-weight-complex="normal"/>
    </style:style>
    <style:style style:name="T72" style:family="text">
      <style:text-properties fo:font-weight="normal" officeooo:rsid="00acdcd6" style:font-weight-asian="normal" style:font-weight-complex="normal"/>
    </style:style>
    <style:style style:name="T73" style:family="text">
      <style:text-properties fo:font-weight="normal" officeooo:rsid="00ae892b" style:font-weight-asian="normal" style:font-weight-complex="normal"/>
    </style:style>
    <style:style style:name="T74" style:family="text">
      <style:text-properties officeooo:rsid="0030ebde"/>
    </style:style>
    <style:style style:name="T75" style:family="text">
      <style:text-properties officeooo:rsid="004c73d4"/>
    </style:style>
    <style:style style:name="T76" style:family="text">
      <style:text-properties officeooo:rsid="004e26c9"/>
    </style:style>
    <style:style style:name="T77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8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9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80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81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officeooo:rsid="00b9b4ce" style:font-size-asian="13pt" style:font-size-complex="13pt"/>
    </style:style>
    <style:style style:name="T84" style:family="text">
      <style:text-properties style:font-name="Liberation Serif" fo:font-size="13pt" officeooo:rsid="00bc9323" style:font-size-asian="13pt" style:font-size-complex="13pt"/>
    </style:style>
    <style:style style:name="T85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86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87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88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89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90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91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92" style:family="text">
      <style:text-properties officeooo:rsid="005956e0"/>
    </style:style>
    <style:style style:name="T93" style:family="text">
      <style:text-properties officeooo:rsid="005b09d3"/>
    </style:style>
    <style:style style:name="T94" style:family="text">
      <style:text-properties style:text-underline-style="solid" style:text-underline-width="auto" style:text-underline-color="font-color" officeooo:rsid="00625baa"/>
    </style:style>
    <style:style style:name="T95" style:family="text">
      <style:text-properties style:text-underline-style="solid" style:text-underline-width="auto" style:text-underline-color="font-color" officeooo:rsid="00634ec2"/>
    </style:style>
    <style:style style:name="T96" style:family="text">
      <style:text-properties officeooo:rsid="006200fd"/>
    </style:style>
    <style:style style:name="T97" style:family="text">
      <style:text-properties style:text-underline-style="none" officeooo:rsid="00634ec2"/>
    </style:style>
    <style:style style:name="T98" style:family="text">
      <style:text-properties style:text-underline-style="none" officeooo:rsid="0068f0fa"/>
    </style:style>
    <style:style style:name="T99" style:family="text">
      <style:text-properties style:text-underline-style="none" officeooo:rsid="00625baa"/>
    </style:style>
    <style:style style:name="T100" style:family="text">
      <style:text-properties style:text-underline-style="none" officeooo:rsid="006b0861"/>
    </style:style>
    <style:style style:name="T101" style:family="text">
      <style:text-properties officeooo:rsid="00625baa"/>
    </style:style>
    <style:style style:name="T102" style:family="text">
      <style:text-properties officeooo:rsid="0062a451"/>
    </style:style>
    <style:style style:name="T103" style:family="text">
      <style:text-properties officeooo:rsid="0065171a"/>
    </style:style>
    <style:style style:name="T104" style:family="text">
      <style:text-properties fo:font-variant="small-caps" officeooo:rsid="0065171a" fo:background-color="transparent" loext:char-shading-value="0"/>
    </style:style>
    <style:style style:name="T105" style:family="text">
      <style:text-properties fo:font-variant="small-caps" officeooo:rsid="0068dc67" fo:background-color="transparent" loext:char-shading-value="0"/>
    </style:style>
    <style:style style:name="T106" style:family="text">
      <style:text-properties fo:font-variant="small-caps" officeooo:rsid="0068f0fa" fo:background-color="transparent" loext:char-shading-value="0"/>
    </style:style>
    <style:style style:name="T107" style:family="text">
      <style:text-properties fo:font-variant="small-caps" officeooo:rsid="006a11e8" fo:background-color="transparent" loext:char-shading-value="0"/>
    </style:style>
    <style:style style:name="T108" style:family="text">
      <style:text-properties officeooo:rsid="0068dc67"/>
    </style:style>
    <style:style style:name="T109" style:family="text">
      <style:text-properties officeooo:rsid="006a11e8"/>
    </style:style>
    <style:style style:name="T110" style:family="text">
      <style:text-properties officeooo:rsid="006c2c32"/>
    </style:style>
    <style:style style:name="T111" style:family="text">
      <style:text-properties officeooo:rsid="007a73a3"/>
    </style:style>
    <style:style style:name="T112" style:family="text">
      <style:text-properties officeooo:rsid="0085a84a"/>
    </style:style>
    <style:style style:name="T113" style:family="text">
      <style:text-properties officeooo:rsid="0087a4f3"/>
    </style:style>
    <style:style style:name="T114" style:family="text">
      <style:text-properties officeooo:rsid="00919973"/>
    </style:style>
    <style:style style:name="T115" style:family="text">
      <style:text-properties officeooo:rsid="009f1099"/>
    </style:style>
    <style:style style:name="T116" style:family="text">
      <style:text-properties officeooo:rsid="00a145c2"/>
    </style:style>
    <style:style style:name="T117" style:family="text">
      <style:text-properties officeooo:rsid="00ad0558"/>
    </style:style>
    <style:style style:name="T118" style:family="text">
      <style:text-properties officeooo:rsid="00b431ed"/>
    </style:style>
    <style:style style:name="T119" style:family="text">
      <style:text-properties officeooo:rsid="00bb69b7"/>
    </style:style>
    <style:style style:name="T120" style:family="text">
      <style:text-properties fo:background-color="#ffff00" loext:char-shading-value="0"/>
    </style:style>
    <style:style style:name="T121" style:family="text">
      <style:text-properties officeooo:rsid="00ae892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6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18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7">⚠ </text:span><text:span text:style-name="T78">Attention aux distinctions entre ne1 </text:span><text:span text:style-name="T80">(ne, n', nen)</text:span><text:span text:style-name="T78"> /ne2 </text:span><text:span text:style-name="T80">(ne, ni, n')</text:span><text:span text:style-name="T78"> (ADVneg / CONcoo)  ; <text:s/>se (CONsub) / si (ADVgen) ; </text:span><text:span text:style-name="T79">en1 (PRE) et en2 (ADV) </text:span><text:span text:style-name="T78">;</text:span><text:span text:style-name="T81"> </text:span><text:span text:style-name="T82">cant1 (&lt;quando, qui peut être ADVint, ADVsub, CONsub, ADVgen) et cant2 (&lt;quantum).</text:span></text:p>
      <text:p text:style-name="P4"/>
      <text:p text:style-name="Text_20_body">« <text:span text:style-name="T117">car initial est &lt;ADVgen&gt; lorsqu’il précède un subjonctif d’ordre ou un impératif. Dans </text:span></text:p>
      <text:p text:style-name="Text_20_body">les autres cas, il est &lt;CONcoo&gt; »</text:p>
      <text:p text:style-name="P112">TL <text:span text:style-name="T119">(aussi AND)</text:span> distingue : <text:s/><text:span text:style-name="T83">ainz (&lt; ANTES), </text:span><text:span text:style-name="T86">avant</text:span><text:span text:style-name="T88">, </text:span><text:span text:style-name="T86">au contraire</text:span><text:span text:style-name="T83"> ≠ ainc (</text:span><text:span text:style-name="T84">&lt; *ANQUE, cf. FEW</text:span><text:span text:style-name="T83">), </text:span><text:span text:style-name="T86">jamais </text:span><text:span text:style-name="T89">(</text:span><text:span text:style-name="T90">plus </text:span><text:span text:style-name="T88">rare</text:span><text:span text:style-name="T89">). </text:span><text:span text:style-name="T91">Les graphies des manuscrits sont par contre à peu près interchangeables (ainz, ainc, aincs, einz, etc.)</text:span></text:p>
      <text:p text:style-name="P114"><text:span text:style-name="T86">c</text:span><text:span text:style-name="T85">e1</text:span><text:span text:style-name="T87"> pronom démonstratif neutre (ço en AN) et </text:span><text:span text:style-name="T85">ce2</text:span><text:span text:style-name="T87"> = cel, cest</text:span></text:p>
      <text:p text:style-name="P115">« es/as/ais [TL <text:span text:style-name="T12">ez</text:span><text:span text:style-name="T28">]</text:span> dans la construction <text:span text:style-name="T12">es vos</text:span> est &lt;ADVgen&gt; »</text:p>
      <text:p text:style-name="Heading_20_2">Pronoms personnels</text:p>
      <text:p text:style-name="P7">qui/que à détailler. <text:span text:style-name="T74">Harmoniser lemme sur « qui » quelle que soit la forme ? Pas souhaitable vu fonctionnement de TL (que fait TL, distingue-t-il qui/que/cui</text:span><text:span text:style-name="T11"> </text:span><text:span text:style-name="T74">? =&gt; apparemment, oui)</text:span></text:p>
      <text:p text:style-name="P144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0">Masc. et fém.</text:p>
          </table:table-cell>
          <table:table-cell table:style-name="Tableau4.A1" office:value-type="string">
            <text:p text:style-name="P120">Neutre</text:p>
          </table:table-cell>
          <table:table-cell table:style-name="Tableau4.D1" office:value-type="string">
            <text:p text:style-name="P120">Lemme<text:span text:style-name="T75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1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21">qui, ki ; que, ke</text:p>
          </table:table-cell>
          <table:table-cell table:style-name="Tableau4.D2" office:value-type="string">
            <text:p text:style-name="P95">qui <text:span text:style-name="T65">; </text:span><text:span text:style-name="T110">que2|que3</text:span></text:p>
          </table:table-cell>
        </table:table-row>
        <table:table-row>
          <table:table-cell table:style-name="Tableau4.A2" office:value-type="string">
            <text:p text:style-name="P119">CR1</text:p>
          </table:table-cell>
          <table:table-cell table:style-name="Tableau4.A2" office:value-type="string">
            <text:p text:style-name="P122">que, ke</text:p>
          </table:table-cell>
          <table:table-cell table:style-name="Tableau4.A2" office:value-type="string">
            <text:p text:style-name="P123">que, ke</text:p>
          </table:table-cell>
          <table:table-cell table:style-name="Tableau4.D2" office:value-type="string">
            <text:p text:style-name="P128">que2|que3</text:p>
          </table:table-cell>
        </table:table-row>
        <table:table-row>
          <table:table-cell table:style-name="Tableau4.A2" office:value-type="string">
            <text:p text:style-name="P119">CR2</text:p>
          </table:table-cell>
          <table:table-cell table:style-name="Tableau4.A2" office:value-type="string">
            <text:p text:style-name="P123">cui, qui ; coi, quoi</text:p>
          </table:table-cell>
          <table:table-cell table:style-name="Tableau4.A2" office:value-type="string">
            <text:p text:style-name="P123">coi ; quoi</text:p>
          </table:table-cell>
          <table:table-cell table:style-name="Tableau4.D2" office:value-type="string">
            <text:p text:style-name="P96">cui ; <text:span text:style-name="T92">coi2</text:span></text:p>
          </table:table-cell>
        </table:table-row>
      </table:table>
      <text:p text:style-name="Text_20_body">C'est <text:span text:style-name="T93">un peu compliqué, chez TL, au niveau des lemmes pour </text:span><text:span text:style-name="T19">que</text:span><text:span text:style-name="T93"> (surtout quand on le confronte à la vision Cattex), il distingue :</text:span></text:p>
      <text:p text:style-name="P124"><text:soft-page-break/><text:span text:style-name="T47">que1</text:span> <text:span text:style-name="T103">(&lt; </text:span><text:span text:style-name="T104">quam</text:span><text:span text:style-name="T103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2">CONsub</text:span><text:span text:style-name="T33">, avec le lemme </text:span><text:span text:style-name="T44">que1|</text:span><text:span text:style-name="T43">que4</text:span></text:p>
      <text:p text:style-name="P125"><text:span text:style-name="T47">que2</text:span> <text:span text:style-name="T108">(&lt; </text:span><text:span text:style-name="T104">qu</text:span><text:span text:style-name="T105">i, quem, quam, quod</text:span><text:span text:style-name="T108">) </text:span>: pron. rel., adv. rel. ; qu', ke (8; 9; 18) <text:span text:style-name="T101">=&gt; </text:span><text:span text:style-name="T21">que</text:span><text:span text:style-name="T101"> </text:span><text:span text:style-name="T94">PROrel</text:span><text:span text:style-name="T101">, (la chose que j'ai mangée…), avec le lemme </text:span><text:span text:style-name="T94">que2|que3</text:span><text:span text:style-name="T99">, </text:span><text:span text:style-name="T100">confondu en pratique avec le suivant</text:span></text:p>
      <text:p text:style-name="P126"><text:span text:style-name="T47">que3</text:span> <text:span text:style-name="T108">(&lt; </text:span><text:span text:style-name="T104">qu</text:span><text:span text:style-name="T105">i</text:span><text:span text:style-name="T106">d</text:span><text:span text:style-name="T108">) </text:span>: pron. interrog. ; qu', ke (8; 19; 34) <text:span text:style-name="T102">=&gt; </text:span><text:span text:style-name="T22">que</text:span><text:span text:style-name="T102"> </text:span><text:span text:style-name="T95">PROint</text:span><text:span text:style-name="T97">, </text:span><text:span text:style-name="T98">avec le lemme </text:span><text:span text:style-name="T94">que2|que3</text:span></text:p>
      <text:p text:style-name="P127"><text:span text:style-name="T47">que4</text:span> <text:span text:style-name="T109">(&lt; </text:span><text:span text:style-name="T104">qu</text:span><text:span text:style-name="T107">ia</text:span><text:span text:style-name="T109">) </text:span>: conjunct. ; ques, ke (8; 23; 28) <text:span text:style-name="T96">=&gt; </text:span><text:span text:style-name="T20">que</text:span><text:span text:style-name="T96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3">CONsub</text:span><text:span text:style-name="T46">, avec le lemme </text:span><text:span text:style-name="T44">que1|</text:span><text:span text:style-name="T43">que4</text:span></text:p>
      <text:p text:style-name="P130"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4">que1|</text:span><text:span text:style-name="T43">que4</text:span><text:span text:style-name="T38"> </text:span><text:span text:style-name="T41">(plus précisément, l'occurrence correspond à </text:span><text:span text:style-name="T45">que1</text:span><text:span text:style-name="T41"> de TL)</text:span><text:span text:style-name="T38">. </text:span><text:span text:style-name="T41">Ex. Franceis se taisent, ne mais que Guenelun.</text:span></text:p>
      <text:p text:style-name="P129"><text:span text:style-name="T38">[</text:span><text:span text:style-name="T36">à terme, il pourrait être utile de distinguer plus finement les lemmes dans notre annotation, mais pas fait pour l'instant]</text:span></text:p>
      <text:p text:style-name="P142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14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7">gié</text:span></text:p>
            <text:p text:style-name="P76">CR <text:s/>me, <text:span text:style-name="T47">mei, moi</text:span><text:span text:style-name="T65">, </text:span><text:span text:style-name="T47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7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51">lui</text:span></text:p>
            <text:p text:style-name="P79">CRI li, <text:span text:style-name="T47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7">li, lei, lié</text:span></text:p>
            <text:p text:style-name="P78">li, <text:span text:style-name="T47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7">sei, soi</text:span></text:p>
          </table:table-cell>
          <table:table-cell table:style-name="Tableau5.H2" office:value-type="string">
            <text:p text:style-name="P72">il ; <text:span text:style-name="T115">soi1</text:span></text:p>
          </table:table-cell>
        </table:table-row>
        <table:table-row>
          <table:table-cell table:style-name="Tableau5.A2" office:value-type="string">
            <text:p text:style-name="P70"><text:span text:style-name="T111">1</text:span> <text:span text:style-name="T111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11">2</text:span> <text:span text:style-name="T111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11">3</text:span> <text:span text:style-name="T111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12">s, </text:span><text:span text:style-name="T52">els, eus</text:span></text:p>
            <text:p text:style-name="P84">CRI <text:span text:style-name="T112">lor, </text:span><text:span text:style-name="T52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12">s, els, eus</text:span></text:p>
            <text:p text:style-name="P88">les, <text:span text:style-name="T53">eles, els, eus</text:span></text:p>
            <text:p text:style-name="P89">lor, <text:span text:style-name="T47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7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43">Pronoms, déterminants et articles possessifs : les paradigmes et leurs lemmes <text:span text:style-name="T113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7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6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7">son4</text:span> </text:p>
            <text:p text:style-name="P50">(en réalité, pas une vraie entrée, mais un renvoi à suen<text:span text:style-name="T55">…</text:span>)</text:p>
          </table:table-cell>
        </table:table-row>
      </table:table>
      <text:p text:style-name="P90"/>
      <text:p text:style-name="P90"/>
      <text:p text:style-name="P93">Adjectif possessif fort, <text:span text:style-name="T58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7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6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7">Cert<text:span text:style-name="T59">ains grammairiens distinguent, et d'autres non, deux paradigmes séparés pour « article » et adjectif possessif. Les formes sont en tous cas assez largement communes… et TL ne fait pas de distinction de lemmes.</text:span></text:p>
      <text:p text:style-name="P118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7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60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6">C</text:span>R <text:span text:style-name="T15">vostre</text:span><text:span text:style-name="T61">, </text:span><text:span text:style-name="T15">vo</text:span><text:span text:style-name="T61"> (pic.)</text:span></text:p>
          </table:table-cell>
          <table:table-cell table:style-name="Tableau3.A2" office:value-type="string">
            <text:p text:style-name="P46"><text:span text:style-name="T15">vostre</text:span><text:span text:style-name="T61">, </text:span><text:span text:style-name="T15">vo</text:span><text:span text:style-name="T61"> (pic.)</text:span></text:p>
            <text:p text:style-name="P53"><text:span text:style-name="T62">v</text:span>oz, <text:span text:style-name="T62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2">nostres</text:span>, <text:span text:style-name="T12">vostres</text:span> caractéristiques du <text:span text:style-name="T63">masc.</text:span> CR pl.<text:span text:style-name="T63"> et fém. pl.</text:span> de l'adj. poss.</text:p>
      <text:p text:style-name="P11"/>
      <text:p text:style-name="P11">N.B. : il existe un neutre de l'adj. poss., équivalent au CR masculin <text:span text:style-name="T63">(ex. </text:span><text:span text:style-name="T16">Tout ert vostre aprés sa fin)</text:span></text:p>
      <text:p text:style-name="P13"/>
      <text:p text:style-name="Heading_20_3">Lemmes absents de TL et ajoutés</text:p>
      <text:p text:style-name="Text_20_body"><text:span text:style-name="T47">acesmeement </text:span><text:span text:style-name="T65">lemme du DMF, car pas d'entrée dans TL, mais </text:span><text:span text:style-name="T67">cité dans acesmer</text:span></text:p>
      <text:p text:style-name="P97">aigrement<text:span text:style-name="T65"> </text:span></text:p>
      <text:p text:style-name="P138"><text:span text:style-name="T47">adureement</text:span>, lemme de Godefroy (absent de TL)</text:p>
      <text:p text:style-name="P98">aigrement</text:p>
      <text:p text:style-name="P98"><text:span text:style-name="T121">almaafle</text:span><text:span text:style-name="T73">, terme propre à Otinel (lemme provisoire)</text:span></text:p>
      <text:p text:style-name="P115"><text:span text:style-name="T121">arestison</text:span><text:span text:style-name="T73">, </text:span><text:span text:style-name="T65">lemme absent de TL, lemme Godefroy utilisé (&lt;DMF ARRESTOISON&gt;, &lt;G arestison&gt;, &lt;AND aretison&gt;)</text:span></text:p>
      <text:p text:style-name="P113"><text:span text:style-name="T120">atroper</text:span><text:span text:style-name="T65"> lemme absent de TL, lemme Godefroy/DMF utilisé</text:span></text:p>
      <text:p text:style-name="P145"><text:span text:style-name="T47">autrement</text:span><text:span text:style-name="T65">, adv. (à </text:span><text:span text:style-name="T23">autre</text:span><text:span text:style-name="T36"> dans TL)</text:span></text:p>
      <text:p text:style-name="P139"><text:span text:style-name="T47">belement</text:span><text:span text:style-name="T65">, (à </text:span><text:span text:style-name="T23">bel1</text:span><text:span text:style-name="T36"> dans TL)</text:span></text:p>
      <text:p text:style-name="P133"><text:span text:style-name="T47">c</text:span><text:span text:style-name="T49">an</text:span><text:span text:style-name="T47">t</text:span><text:span text:style-name="T49">que</text:span><text:span text:style-name="T67"> </text:span><text:span text:style-name="T65">(</text:span><text:span text:style-name="T67">PROrel</text:span><text:span text:style-name="T65">), </text:span><text:span text:style-name="T69">sous entrée de cant2 dans TL</text:span></text:p>
      <text:p text:style-name="P134"><text:span text:style-name="T49">c</text:span><text:span text:style-name="T47">eelement</text:span><text:span text:style-name="T65">, </text:span><text:span text:style-name="T70">(à </text:span><text:span text:style-name="T23">céler1</text:span><text:span text:style-name="T65"> dans TL</text:span><text:span text:style-name="T70">)</text:span></text:p>
      <text:p text:style-name="P99"><text:span text:style-name="T116">comunaument</text:span><text:span text:style-name="T69">, </text:span><text:span text:style-name="T70">(à </text:span><text:span text:style-name="T24">comunal</text:span><text:span text:style-name="T69"> dans TL</text:span><text:span text:style-name="T70">)</text:span></text:p>
      <text:p text:style-name="P135"><text:span text:style-name="T49">damnedeu</text:span><text:span text:style-name="T67"> </text:span><text:span text:style-name="T71">(renvoi </text:span><text:span text:style-name="T68">dans </text:span><text:span text:style-name="T71">TL)</text:span></text:p>
      <text:p text:style-name="Text_20_body"><text:span text:style-name="T49">dragoncel</text:span><text:span text:style-name="T67"> </text:span><text:span text:style-name="T65">(renvoi dans TL)</text:span></text:p>
      <text:p text:style-name="P140"><text:span text:style-name="T47">durement</text:span><text:span text:style-name="T65"> </text:span></text:p>
      <text:p text:style-name="P106">fierement</text:p>
      <text:p text:style-name="P100"><text:span text:style-name="T49">forment</text:span><text:span text:style-name="T67">, </text:span><text:span text:style-name="T70">(</text:span><text:span text:style-name="T67">à </text:span><text:span text:style-name="T25">fort</text:span><text:span text:style-name="T67"> dans TL</text:span><text:span text:style-name="T70">)</text:span></text:p>
      <text:p text:style-name="Text_20_body"><text:span text:style-name="T49">g</text:span><text:span text:style-name="T47">entement</text:span><text:span text:style-name="T65"> </text:span><text:span text:style-name="T72">(TL gent2)</text:span></text:p>
      <text:p text:style-name="P136"><text:span text:style-name="T47">granment</text:span><text:span text:style-name="T65">, </text:span><text:span text:style-name="T70">(à </text:span><text:span text:style-name="T23">grant</text:span><text:span text:style-name="T65"> dans TL</text:span><text:span text:style-name="T70">)</text:span></text:p>
      <text:p text:style-name="Text_20_body"><text:span text:style-name="T47">hautement</text:span> (sous entrée de haut)</text:p>
      <text:p text:style-name="P101">isnelement<text:span text:style-name="T65">, </text:span><text:span text:style-name="T70">(à</text:span><text:span text:style-name="T65"> </text:span><text:span text:style-name="T23">isnel</text:span><text:span text:style-name="T65"> dans TL</text:span><text:span text:style-name="T70">)</text:span></text:p>
      <text:p text:style-name="Text_20_body"><text:span text:style-name="T47">ja+mais1</text:span><text:span text:style-name="T65"> lorsque </text:span><text:span text:style-name="T23">jamés</text:span><text:span text:style-name="T65"> graphié en une unité dans le ms. (cf. DMF, AND jamés), sinon, on utilise les deux étiquettes </text:span><text:span text:style-name="T66">séparément.</text:span></text:p>
      <text:p text:style-name="Text_20_body"><text:span text:style-name="T50">lëaument</text:span><text:span text:style-name="T66"> </text:span></text:p>
      <text:p text:style-name="P137"><text:span text:style-name="T54">longement</text:span><text:span text:style-name="T67">, </text:span><text:span text:style-name="T70">(à </text:span><text:span text:style-name="T25">lonc</text:span><text:span text:style-name="T67"> dans TL</text:span><text:span text:style-name="T70">)</text:span></text:p>
      <text:p text:style-name="P110"><text:soft-page-break/>malement<text:span text:style-name="T65">, adv (à </text:span><text:span text:style-name="T23">mal</text:span><text:span text:style-name="T36"> dans TL)</text:span></text:p>
      <text:p text:style-name="Text_20_body"><text:span text:style-name="T47">menüement</text:span><text:span text:style-name="T65"> (entrée à menu dans TL)</text:span></text:p>
      <text:p text:style-name="P132"><text:span text:style-name="T47">mescrëant</text:span><text:span text:style-name="T65"> </text:span></text:p>
      <text:p text:style-name="P131"><text:span text:style-name="T47">orgoillosement</text:span><text:span text:style-name="T65"> </text:span></text:p>
      <text:p text:style-name="Text_20_body"><text:span text:style-name="T47">par</text:span><text:span text:style-name="T48">2</text:span><text:span text:style-name="T64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11"><text:span text:style-name="T32">p</text:span><text:span text:style-name="T28">remierement</text:span><text:span text:style-name="T36">, adv., (à </text:span><text:span text:style-name="T23">premier</text:span><text:span text:style-name="T36"> dans TL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7"><text:span text:style-name="T32">rëondement</text:span><text:span text:style-name="T40">, (à </text:span><text:span text:style-name="T26">rëont</text:span><text:span text:style-name="T40"> dans TL)</text:span></text:p>
      <text:p text:style-name="P108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7">sobitement</text:span><text:span text:style-name="T65"> (sous entrée de </text:span><text:span text:style-name="T23">sobit</text:span><text:span text:style-name="T36"> que nous autonomisons)</text:span></text:p>
      <text:p text:style-name="Text_20_body"><text:span text:style-name="T47">suzsele</text:span><text:span text:style-name="T28"> </text:span><text:span text:style-name="T37">lemme emprunté à l'AND, car absent de TL</text:span></text:p>
      <text:p text:style-name="P109"><text:span text:style-name="T35">t</text:span><text:span text:style-name="T28">ozjors</text:span><text:span text:style-name="T36">, adv (absent du TL)</text:span></text:p>
      <text:p text:style-name="P105"><text:span text:style-name="T35">vaillant</text:span><text:span text:style-name="T37"> (subst.), (à </text:span><text:span text:style-name="T27">valoir</text:span><text:span text:style-name="T37"> dans TL)</text:span></text:p>
      <text:p text:style-name="P116"><text:span text:style-name="T35">v</text:span><text:span text:style-name="T28">istement</text:span></text:p>
      <text:p text:style-name="P116"/>
      <text:p text:style-name="P141"><text:span text:style-name="T28">On peut se demander pourquoi TL proposer un lemme </text:span><text:span text:style-name="T12">sans</text:span><text:span text:style-name="T28"> (&lt;SINE) plutôt que </text:span><text:span text:style-name="T12">sen(s)</text:span><text:span text:style-name="T28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25T14:02:08.893665000</dc:date>
    <meta:editing-duration>P4DT7H42M38S</meta:editing-duration>
    <meta:editing-cycles>169</meta:editing-cycles>
    <meta:generator>LibreOffice/4.4.3.2$MacOSX_X86_64 LibreOffice_project/88805f81e9fe61362df02b9941de8e38a9b5fd16</meta:generator>
    <meta:document-statistic meta:table-count="5" meta:image-count="0" meta:object-count="0" meta:page-count="5" meta:paragraph-count="229" meta:word-count="1319" meta:character-count="7048" meta:non-whitespace-character-count="5943"/>
  </office:meta>
</office:document-meta>
</file>